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FreeSerif" svg:font-family="FreeSerif"/>
  </office:font-face-decls>
  <office:automatic-styles>
    <style:style style:name="P1" style:family="paragraph" style:parent-style-name="Normal">
      <style:paragraph-properties fo:text-indent="-0.3in"/>
    </style:style>
    <text:list-style style:name="L1">
      <text:list-level-style-bullet text:level="1" text:bullet-char="•">
        <style:text-properties style:font-name="FreeSerif"/>
        <style:list-level-properties text:min-label-width="0.3in" text:space-before="0.508000cm"/>
      </text:list-level-style-bullet>
    </text:list-style>
  </office:automatic-styles>
  <office:body>
    <office:text>
      <text:p text:style-name="Heading 1">Geomajas</text:p>
      <text:p text:style-name="Normal"><text:a xlink:href="http://www.geomajas.org/">Geomajas</text:a> is the extensible open source web mapping framework, enabling integrated GIS solutions for businesses and government.</text:p>
      <text:p text:style-name="Normal">It's key features are: </text:p>
      <text:list text:style-name="L1">
        <text:list-item>
          <text:p text:style-name="P1"><text:tab/>Integrated client-server architecture</text:p>
        </text:list-item>
        <text:list-item>
          <text:p text:style-name="P1"><text:tab/>Advanced geometry and attribute editing with validation</text:p>
        </text:list-item>
        <text:list-item>
          <text:p text:style-name="P1"><text:tab/>Custom attribute definitions including object relations</text:p>
        </text:list-item>
        <text:list-item>
          <text:p text:style-name="P1"><text:tab/>Advanced querying capabilities (searching, filters, style, ...)</text:p>
        </text:list-item>
      </text:list>
      <text:p text:style-name="Normal"/>
      <text:p text:style-name="Heading 2">Description</text:p>
      <text:p text:style-name="Normal">Geomajas is a free and open source GIS framework for building rich internet applications. It has sophisticated capabilities for displaying and managing geospatial information. Its modular design makes it easily extensible, while a client-server architecture guarantees endless scalability.</text:p>
      <text:p text:style-name="Normal">The focus of Geomajas is to provide a platform for server-side integration of geospatial data, allowing multiple users to control and manage the data from within their own browsers. In essence, Geomajas provides a set of powerful building blocks, from which the most complex GIS applications can easily be built.</text:p>
      <text:p text:style-name="Heading 2">Running Geomajas on the LiveDVD</text:p>
      <text:p text:style-name="Normal">To run Geomajas on the Live DVD, click on the "Geomajas start" link on the desktop. After a few seconds of loading, a browser will pop up, pointing to the Geomajas 1.4.2 sample index page. This page will show you for samples build with Geomajas, each concentrating on a different functional aspect of the technology. Tutorials explaining how to use Geomajas are found within these samples.</text:p>
      <text:p text:style-name="Normal">To stop the Geomajas server from running, click on the "Geomajas stop" link on the desktop.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 fo:keep-with-next="auto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